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>
      <style:text-properties fo:color="#ed1c24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fo:color="#ce181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 style:master-page-name="MP0">
      <style:paragraph-properties style:page-number="auto" fo:break-before="page"/>
      <style:text-properties fo:color="#ed1c24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color="#000000" officeooo:rsid="00171d7f"/>
    </style:style>
    <style:style style:name="T4" style:family="text">
      <style:text-properties officeooo:rsid="00171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tériels :</text:p>
      <text:p text:style-name="P2"/>
      <text:p text:style-name="Standard"><text:span text:style-name="Police_20_par_20_défaut"><text:span text:style-name="T2">Arduino :</text:span></text:span><text:span text:style-name="Police_20_par_20_défaut"><text:span text:style-name="T1"> Il y a 2 arduinos avec des « shields » internet et un lecteur de capteur sur chaque arduino avec deux entrées ou plus.</text:span></text:span></text:p>
      <text:p text:style-name="P1"/>
      <text:p text:style-name="Standard"><text:span text:style-name="Police_20_par_20_défaut"><text:span text:style-name="T2">Panneau Photovoltaïque :</text:span></text:span><text:span text:style-name="Police_20_par_20_défaut"><text:span text:style-name="T1"> Utilisation d’un panneau photovoltaïque pour alléger la facture d’électricité du client (qui est branché sur le compteur électrique).</text:span></text:span></text:p>
      <text:p text:style-name="P1"/>
      <text:p text:style-name="Standard"><text:span text:style-name="Police_20_par_20_défaut"><text:span text:style-name="T2">Panneau Électrique :</text:span></text:span><text:span text:style-name="Police_20_par_20_défaut"><text:span text:style-name="T1"> Nous avons à disposition un panneau électrique avec des disjoncteurs, deux interrupteurs, deux lampes, et deux prises de courant.</text:span></text:span></text:p>
      <text:p text:style-name="P1"/>
      <text:p text:style-name="Standard"><text:span text:style-name="Police_20_par_20_défaut"><text:span text:style-name="T2">Capteurs :</text:span></text:span><text:span text:style-name="Police_20_par_20_défaut"><text:span text:style-name="T1"> Nous possédons des capteurs qui nous permettent d’effectuer des mesures sur les câbles des lampes connectés au tableau électrique.</text:span></text:span></text:p>
      <text:p text:style-name="P1"/>
      <text:p text:style-name="Standard"><text:span text:style-name="Police_20_par_20_défaut"><text:span text:style-name="T2">Ordinateurs :</text:span></text:span><text:span text:style-name="Police_20_par_20_défaut"><text:span text:style-name="T1"> Deux ordinateurs sont utilisés (un pour le poste technicien et l’autre pour le poste client).</text:span></text:span></text:p>
      <text:p text:style-name="P1"/>
      <text:p text:style-name="Standard"><text:span text:style-name="Police_20_par_20_défaut"><text:span text:style-name="T2">Serveur web :</text:span></text:span><text:span text:style-name="Police_20_par_20_défaut"><text:span text:style-name="T1"> Un serveur web pour pouvoir accéder aux mesures et pouvoir en créer.</text:span></text:span></text:p>
      <text:p text:style-name="P3"/>
      <text:p text:style-name="P3">Logiciels :</text:p>
      <text:p text:style-name="P4"/>
      <text:p text:style-name="Standard"><text:span text:style-name="Police_20_par_20_défaut"><text:span text:style-name="T2">Notepad++ </text:span></text:span><text:span text:style-name="Police_20_par_20_défaut"><text:span text:style-name="T1">: Utilisation de ce logiciel textuel pour le développement du site WEB.</text:span></text:span></text:p>
      <text:p text:style-name="P1"/>
      <text:p text:style-name="Standard"><text:span text:style-name="Police_20_par_20_défaut"><text:span text:style-name="T2">C++Builder :</text:span></text:span><text:span text:style-name="Police_20_par_20_défaut"><text:span text:style-name="T1"> Pour le développement de l’application C++ de configuration de l’enregistreur (Technicien du Panneau Photovoltaïque).</text:span></text:span></text:p>
      <text:p text:style-name="P1"/>
      <text:p text:style-name="Standard"><text:span text:style-name="Police_20_par_20_défaut"><text:span text:style-name="T2">Visual Studio 2017 :</text:span></text:span><text:span text:style-name="Police_20_par_20_défaut"><text:span text:style-name="T1"> Pour le développement de l’application C# de configuration de l’enregistreur (Technicien de l’installation).</text:span></text:span></text:p>
      <text:p text:style-name="P1"/>
      <text:p text:style-name="Standard"><text:span text:style-name="Police_20_par_20_défaut"><text:span text:style-name="T2">Arduino :</text:span></text:span><text:span text:style-name="Police_20_par_20_défaut"><text:span text:style-name="T1"> Pour le développement des systèmes embarqués dans le but d’effectuer des mesures sur le panneau photovoltaïque ainsi que sur le panneau électrique.</text:span></text:span></text:p>
      <text:p text:style-name="P1"/>
      <text:p text:style-name="Standard"><text:span text:style-name="Police_20_par_20_défaut"><text:span text:style-name="T2">WAMP :</text:span></text:span><text:span text:style-name="Police_20_par_20_défaut"><text:span text:style-name="T1"> Pour le serveur web (sous windows).</text:span></text:span></text:p>
      <text:p text:style-name="P2"/>
      <text:p text:style-name="P3">Langages :</text:p>
      <text:p text:style-name="P3"/>
      <text:p text:style-name="P2">- Pour la partie du Client web :</text:p>
      <text:p text:style-name="P1"/>
      <text:p text:style-name="P1">CSS / HTML / PHP / SQL</text:p>
      <text:p text:style-name="P1"/>
      <text:p text:style-name="P2">- Pour la partie du Technicien de l’installation :</text:p>
      <text:p text:style-name="P2"/>
      <text:p text:style-name="P1">C# / <text:span text:style-name="T4">C (</text:span>Arduino<text:span text:style-name="T4">)</text:span></text:p>
      <text:p text:style-name="P1"/>
      <text:p text:style-name="P2">- Pour la partie du Technicien du Panneau Photovoltaïque :</text:p>
      <text:p text:style-name="P2"/>
      <text:p text:style-name="Standard"><text:span text:style-name="Police_20_par_20_défaut"><text:span text:style-name="T1">C++ / </text:span></text:span><text:span text:style-name="Police_20_par_20_défaut"><text:span text:style-name="T3">C (</text:span></text:span><text:span text:style-name="Police_20_par_20_défaut"><text:span text:style-name="T1">Arduino</text:span></text:span><text:span text:style-name="Police_20_par_20_défaut"><text:span text:style-name="T3">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PC</meta:initial-creator>
    <meta:creation-date>2019-03-12T16:43:00Z</meta:creation-date>
    <dc:date>2019-03-13T20:53:58.145000000</dc:date>
    <meta:editing-cycles>3</meta:editing-cycles>
    <meta:editing-duration>PT7M44S</meta:editing-duration>
    <meta:document-statistic meta:table-count="0" meta:image-count="0" meta:object-count="0" meta:page-count="1" meta:paragraph-count="20" meta:word-count="248" meta:character-count="1532" meta:non-whitespace-character-count="1304"/>
    <meta:template xlink:type="simple" xlink:actuate="onRequest" xlink:title="" xlink:href="Normal.dotm"/>
  </office:meta>
</office:document-meta>
</file>